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373737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373737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1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373737" draw:fill="solid" draw:fill-color="#00b099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5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349cm"/>
    </style:style>
    <style:style style:name="P1" style:family="paragraph">
      <style:paragraph-properties fo:text-align="center"/>
    </style:style>
    <style:style style:name="P2" style:family="paragraph">
      <style:text-properties fo:font-family="'Euphemia UCAS'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Euphemia UCAS'" style:font-pitch="variable" fo:font-size="9pt" style:font-size-asian="9pt" style:font-size-complex="9pt"/>
    </style:style>
    <style:style style:name="P4" style:family="paragraph">
      <style:text-properties fo:font-family="'Euphemia UCAS'" style:font-pitch="variable" fo:font-size="9pt" style:font-size-asian="9pt" style:font-size-complex="9pt"/>
    </style:style>
    <style:style style:name="P5" style:family="paragraph">
      <style:text-properties fo:color="#00b099" fo:font-family="'Euphemia UCAS'" style:font-pitch="variable" fo:font-size="9pt" style:font-size-asian="9pt" style:font-size-complex="9pt"/>
    </style:style>
    <style:style style:name="P6" style:family="paragraph">
      <style:text-properties fo:font-family="'Euphemia UCAS'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text-properties fo:font-family="'Euphemia UCAS'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>
      <style:text-properties fo:font-family="'Euphemia UCAS'" style:font-pitch="variable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family="'Euphemia UCAS'" style:font-pitch="variable" fo:font-size="10pt" fo:font-weight="bold" style:font-family-asian="'Euphemia UCAS'" style:font-pitch-asian="variable" style:font-size-asian="10pt" style:font-weight-asian="bold" style:font-family-complex="'Euphemia UCAS'" style:font-pitch-complex="variable" style:font-size-complex="10pt" style:font-weight-complex="bold"/>
    </style:style>
    <style:style style:name="P10" style:family="paragraph">
      <style:text-properties fo:font-family="'Euphemia UCAS'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family="'Euphemia UCAS'" style:font-pitch="variable"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text-align="center"/>
      <style:text-properties fo:color="#00b099" fo:font-family="'Euphemia UCAS'" style:font-pitch="variable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'Euphemia UCAS'" style:font-pitch="variable" fo:font-size="10pt" style:font-size-asian="10pt" style:font-size-complex="10pt"/>
    </style:style>
    <style:style style:name="T2" style:family="text">
      <style:text-properties fo:color="#00b09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Euphemia UCAS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fo:font-family="'Euphemia UCAS'" style:font-pitch="variable" fo:font-size="10pt" fo:font-style="normal" fo:text-shadow="none" style:text-underline-style="none" fo:font-weight="bold" style:letter-kerning="true" style:font-family-asian="'Euphemia UCAS'" style:font-pitch-asian="variable" style:font-size-asian="10pt" style:font-style-asian="normal" style:font-weight-asian="bold" style:font-family-complex="'Euphemia UCA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b0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991cm" svg:height="0.813cm" svg:x="2.947cm" svg:y="6.7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5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5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4.3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7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9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9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11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10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991cm" svg:height="0.813cm" svg:x="2.947cm" svg:y="13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5.991cm" svg:height="0.814cm" svg:x="2.949cm" svg:y="12.3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2.657cm" svg:height="0.717cm" svg:x="3.543cm" svg:y="4.28cm">
          <draw:text-box>
            <text:p><text:span text:style-name="T1">I2C <text:s/>#1</text:span></text:p>
          </draw:text-box>
        </draw:frame>
        <draw:frame draw:style-name="gr4" draw:text-style-name="P2" draw:layer="layout" svg:width="2.521cm" svg:height="0.717cm" svg:x="3.544cm" svg:y="5.081cm">
          <draw:text-box>
            <text:p><text:span text:style-name="T1">U(S)ART #3</text:span></text:p>
          </draw:text-box>
        </draw:frame>
        <draw:frame draw:style-name="gr4" draw:text-style-name="P2" draw:layer="layout" svg:width="1.687cm" svg:height="0.717cm" svg:x="3.545cm" svg:y="5.882cm">
          <draw:text-box>
            <text:p><text:span text:style-name="T1">SPI #3</text:span></text:p>
          </draw:text-box>
        </draw:frame>
        <draw:frame draw:style-name="gr4" draw:text-style-name="P2" draw:layer="layout" svg:width="2.826cm" svg:height="0.717cm" svg:x="3.546cm" svg:y="6.683cm">
          <draw:text-box>
            <text:p><text:span text:style-name="T1">CAN bus <text:s/>#1</text:span></text:p>
          </draw:text-box>
        </draw:frame>
        <draw:frame draw:style-name="gr4" draw:text-style-name="P2" draw:layer="layout" svg:width="1.302cm" svg:height="0.717cm" svg:x="3.547cm" svg:y="8.284cm">
          <draw:text-box>
            <text:p><text:span text:style-name="T1">GPIO</text:span></text:p>
          </draw:text-box>
        </draw:frame>
        <draw:frame draw:style-name="gr4" draw:text-style-name="P2" draw:layer="layout" svg:width="2.602cm" svg:height="0.717cm" svg:x="3.548cm" svg:y="9.085cm">
          <draw:text-box>
            <text:p><text:span text:style-name="T1">Ext. Interrupt</text:span></text:p>
          </draw:text-box>
        </draw:frame>
        <draw:frame draw:style-name="gr4" draw:text-style-name="P2" draw:layer="layout" svg:width="2.928cm" svg:height="0.717cm" svg:x="3.55cm" svg:y="10.687cm">
          <draw:text-box>
            <text:p><text:span text:style-name="T1">D/A Converter</text:span></text:p>
          </draw:text-box>
        </draw:frame>
        <draw:frame draw:style-name="gr4" draw:text-style-name="P2" draw:layer="layout" svg:width="2.928cm" svg:height="0.717cm" svg:x="3.543cm" svg:y="9.853cm">
          <draw:text-box>
            <text:p><text:span text:style-name="T1">A/D Converter</text:span></text:p>
          </draw:text-box>
        </draw:frame>
        <draw:custom-shape draw:style-name="gr5" draw:text-style-name="P3" draw:layer="layout" svg:width="0.468cm" svg:height="0.444cm" svg:x="9.096cm" svg:y="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1.8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2.7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3.6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5.6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6.596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1.8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2.7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6.59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13cm" svg:height="0.717cm" svg:x="3.55cm" svg:y="13.088cm">
          <draw:text-box>
            <text:p><text:span text:style-name="T1">GND</text:span></text:p>
          </draw:text-box>
        </draw:frame>
        <draw:frame draw:style-name="gr4" draw:text-style-name="P2" draw:layer="layout" svg:width="2.712cm" svg:height="0.717cm" svg:x="3.543cm" svg:y="12.278cm">
          <draw:text-box>
            <text:p><text:span text:style-name="T1">VCC_3V (out)</text:span></text:p>
          </draw:text-box>
        </draw:frame>
        <draw:custom-shape draw:style-name="gr5" draw:text-style-name="P3" draw:layer="layout" svg:width="0.468cm" svg:height="0.444cm" svg:x="14.807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68cm" svg:height="0.444cm" svg:x="17.369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99cm" svg:height="0.717cm" svg:x="3.55cm" svg:y="11.488cm">
          <draw:text-box>
            <text:p><text:span text:style-name="T1">Mic. Analog Out</text:span></text:p>
          </draw:text-box>
        </draw:frame>
        <draw:custom-shape draw:style-name="gr5" draw:text-style-name="P3" draw:layer="layout" svg:width="0.468cm" svg:height="0.444cm" svg:x="10.996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11cm" svg:height="0.717cm" svg:x="3.547cm" svg:y="7.485cm">
          <draw:text-box>
            <text:p><text:span text:style-name="T1">Timer/PWM</text:span></text:p>
          </draw:text-box>
        </draw:frame>
        <draw:line draw:style-name="gr6" draw:text-style-name="P3" draw:layer="layout" svg:x1="7.735cm" svg:y1="4.18cm" svg:x2="7.687cm" svg:y2="13.832cm">
          <text:p/>
        </draw:line>
        <draw:frame draw:style-name="gr7" draw:text-style-name="P5" draw:layer="layout" svg:width="1.018cm" svg:height="0.729cm" svg:x="15.467cm" svg:y="4.469cm">
          <draw:text-box>
            <text:p text:style-name="P4"><text:span text:style-name="T2">scl</text:span></text:p>
          </draw:text-box>
        </draw:frame>
        <draw:frame draw:style-name="gr7" draw:text-style-name="P5" draw:layer="layout" svg:width="1.222cm" svg:height="0.729cm" svg:x="16.411cm" svg:y="4.497cm">
          <draw:text-box>
            <text:p text:style-name="P4"><text:span text:style-name="T2">sda</text:span></text:p>
          </draw:text-box>
        </draw:frame>
        <draw:frame draw:style-name="gr7" draw:text-style-name="P5" draw:layer="layout" svg:width="1.018cm" svg:height="0.729cm" svg:x="11.667cm" svg:y="5.17cm">
          <draw:text-box>
            <text:p text:style-name="P4"><text:span text:style-name="T2">tx</text:span></text:p>
          </draw:text-box>
        </draw:frame>
        <draw:frame draw:style-name="gr7" draw:text-style-name="P5" draw:layer="layout" svg:width="1.018cm" svg:height="0.729cm" svg:x="12.567cm" svg:y="5.171cm">
          <draw:text-box>
            <text:p text:style-name="P4"><text:span text:style-name="T2">rx</text:span></text:p>
          </draw:text-box>
        </draw:frame>
        <draw:frame draw:style-name="gr7" draw:text-style-name="P5" draw:layer="layout" svg:width="1.535cm" svg:height="0.729cm" svg:x="13.267cm" svg:y="5.172cm">
          <draw:text-box>
            <text:p text:style-name="P4"><text:span text:style-name="T2">(clk)</text:span></text:p>
          </draw:text-box>
        </draw:frame>
        <draw:frame draw:style-name="gr7" draw:text-style-name="P5" draw:layer="layout" svg:width="1.483cm" svg:height="0.729cm" svg:x="11.567cm" svg:y="5.971cm">
          <draw:text-box>
            <text:p text:style-name="P4"><text:span text:style-name="T2">sck</text:span></text:p>
          </draw:text-box>
        </draw:frame>
        <draw:frame draw:style-name="gr7" draw:text-style-name="P5" draw:layer="layout" svg:width="1.483cm" svg:height="0.729cm" svg:x="12.268cm" svg:y="5.972cm">
          <draw:text-box>
            <text:p text:style-name="P4"><text:span text:style-name="T2">miso</text:span></text:p>
          </draw:text-box>
        </draw:frame>
        <draw:frame draw:style-name="gr7" draw:text-style-name="P5" draw:layer="layout" svg:width="1.483cm" svg:height="0.729cm" svg:x="13.269cm" svg:y="5.973cm">
          <draw:text-box>
            <text:p text:style-name="P4"><text:span text:style-name="T2">mosi</text:span></text:p>
          </draw:text-box>
        </draw:frame>
        <draw:frame draw:style-name="gr7" draw:text-style-name="P5" draw:layer="layout" svg:width="1.018cm" svg:height="0.729cm" svg:x="16.438cm" svg:y="6.65cm">
          <draw:text-box>
            <text:p text:style-name="P4"><text:span text:style-name="T2">tx</text:span></text:p>
          </draw:text-box>
        </draw:frame>
        <draw:frame draw:style-name="gr7" draw:text-style-name="P5" draw:layer="layout" svg:width="1.018cm" svg:height="0.729cm" svg:x="15.567cm" svg:y="6.672cm">
          <draw:text-box>
            <text:p text:style-name="P4"><text:span text:style-name="T2">rx</text:span></text:p>
          </draw:text-box>
        </draw:frame>
        <draw:frame draw:style-name="gr8" draw:text-style-name="P6" draw:layer="layout" svg:width="1.112cm" svg:height="0.712cm" svg:x="7.885cm" svg:y="3.79cm">
          <draw:text-box>
            <text:p text:style-name="P6">PA5</text:p>
          </draw:text-box>
        </draw:frame>
        <draw:frame draw:style-name="gr8" draw:text-style-name="P6" draw:layer="layout" svg:width="1.129cm" svg:height="0.712cm" svg:x="8.859cm" svg:y="3.354cm">
          <draw:text-box>
            <text:p text:style-name="P6">PA6</text:p>
          </draw:text-box>
        </draw:frame>
        <draw:frame draw:style-name="gr8" draw:text-style-name="P6" draw:layer="layout" svg:width="1.112cm" svg:height="0.712cm" svg:x="9.711cm" svg:y="3.74cm">
          <draw:text-box>
            <text:p text:style-name="P6">PA7</text:p>
          </draw:text-box>
        </draw:frame>
        <draw:frame draw:style-name="gr8" draw:text-style-name="P6" draw:layer="layout" svg:width="1.311cm" svg:height="0.712cm" svg:x="10.64cm" svg:y="3.281cm">
          <draw:text-box>
            <text:p text:style-name="P6">(PB0)</text:p>
          </draw:text-box>
        </draw:frame>
        <draw:frame draw:style-name="gr8" draw:text-style-name="P6" draw:layer="layout" svg:width="1.264cm" svg:height="0.712cm" svg:x="11.41cm" svg:y="3.742cm">
          <draw:text-box>
            <text:p text:style-name="P6">PC10</text:p>
          </draw:text-box>
        </draw:frame>
        <draw:frame draw:style-name="gr8" draw:text-style-name="P6" draw:layer="layout" svg:width="1.213cm" svg:height="0.712cm" svg:x="12.31cm" svg:y="3.283cm">
          <draw:text-box>
            <text:p text:style-name="P6">PC11</text:p>
          </draw:text-box>
        </draw:frame>
        <draw:frame draw:style-name="gr8" draw:text-style-name="P6" draw:layer="layout" svg:width="1.247cm" svg:height="0.712cm" svg:x="13.233cm" svg:y="3.744cm">
          <draw:text-box>
            <text:p text:style-name="P6">PC12</text:p>
          </draw:text-box>
        </draw:frame>
        <draw:frame draw:style-name="gr8" draw:text-style-name="P7" draw:layer="layout" svg:width="1.162cm" svg:height="0.712cm" svg:x="14.439cm" svg:y="3.257cm">
          <draw:text-box>
            <text:p text:style-name="P7"><text:span text:style-name="T3">VCC</text:span></text:p>
          </draw:text-box>
        </draw:frame>
        <draw:frame draw:style-name="gr8" draw:text-style-name="P6" draw:layer="layout" svg:width="1.107cm" svg:height="0.712cm" svg:x="15.338cm" svg:y="3.769cm">
          <draw:text-box>
            <text:p text:style-name="P6">PB8</text:p>
          </draw:text-box>
        </draw:frame>
        <draw:frame draw:style-name="gr8" draw:text-style-name="P6" draw:layer="layout" svg:width="1.112cm" svg:height="0.712cm" svg:x="16.417cm" svg:y="3.236cm">
          <draw:text-box>
            <text:p text:style-name="P6">PB9</text:p>
          </draw:text-box>
        </draw:frame>
        <draw:frame draw:style-name="gr8" draw:text-style-name="P7" draw:layer="layout" svg:width="1.196cm" svg:height="0.712cm" svg:x="17.496cm" svg:y="3.745cm">
          <draw:text-box>
            <text:p text:style-name="P7"><text:span text:style-name="T3">GND</text:span></text:p>
          </draw:text-box>
        </draw:frame>
        <draw:frame draw:style-name="gr4" draw:text-style-name="P8" draw:layer="layout" svg:width="5.011cm" svg:height="0.717cm" svg:x="2.826cm" svg:y="2.169cm">
          <draw:text-box>
            <text:p><text:span text:style-name="T4">Pin # on extension port</text:span></text:p>
          </draw:text-box>
        </draw:frame>
        <draw:frame draw:style-name="gr4" draw:text-style-name="P6" draw:layer="layout" svg:width="2.246cm" svg:height="0.67cm" svg:x="5.301cm" svg:y="3.366cm">
          <draw:text-box>
            <text:p text:style-name="P6">STM32 pin</text:p>
          </draw:text-box>
        </draw:frame>
        <draw:frame draw:style-name="gr9" draw:text-style-name="P10" draw:layer="layout" svg:width="0.849cm" svg:height="0.717cm" svg:x="8.211cm" svg:y="2.198cm">
          <draw:text-box>
            <text:p text:style-name="P9"><text:span text:style-name="T5">1</text:span></text:p>
          </draw:text-box>
        </draw:frame>
        <draw:frame draw:style-name="gr9" draw:text-style-name="P10" draw:layer="layout" svg:width="0.849cm" svg:height="0.717cm" svg:x="9.012cm" svg:y="2.199cm">
          <draw:text-box>
            <text:p text:style-name="P9"><text:span text:style-name="T5">2</text:span></text:p>
          </draw:text-box>
        </draw:frame>
        <draw:frame draw:style-name="gr9" draw:text-style-name="P10" draw:layer="layout" svg:width="0.849cm" svg:height="0.717cm" svg:x="9.913cm" svg:y="2.2cm">
          <draw:text-box>
            <text:p text:style-name="P9"><text:span text:style-name="T5">3</text:span></text:p>
          </draw:text-box>
        </draw:frame>
        <draw:frame draw:style-name="gr9" draw:text-style-name="P10" draw:layer="layout" svg:width="0.849cm" svg:height="0.717cm" svg:x="10.814cm" svg:y="2.201cm">
          <draw:text-box>
            <text:p text:style-name="P9"><text:span text:style-name="T5">4</text:span></text:p>
          </draw:text-box>
        </draw:frame>
        <draw:frame draw:style-name="gr9" draw:text-style-name="P10" draw:layer="layout" svg:width="0.849cm" svg:height="0.717cm" svg:x="11.715cm" svg:y="2.202cm">
          <draw:text-box>
            <text:p text:style-name="P9"><text:span text:style-name="T5">5</text:span></text:p>
          </draw:text-box>
        </draw:frame>
        <draw:frame draw:style-name="gr9" draw:text-style-name="P10" draw:layer="layout" svg:width="0.849cm" svg:height="0.717cm" svg:x="12.616cm" svg:y="2.203cm">
          <draw:text-box>
            <text:p text:style-name="P9"><text:span text:style-name="T5">6</text:span></text:p>
          </draw:text-box>
        </draw:frame>
        <draw:frame draw:style-name="gr9" draw:text-style-name="P10" draw:layer="layout" svg:width="0.849cm" svg:height="0.717cm" svg:x="13.617cm" svg:y="2.204cm">
          <draw:text-box>
            <text:p text:style-name="P9"><text:span text:style-name="T5">7</text:span></text:p>
          </draw:text-box>
        </draw:frame>
        <draw:frame draw:style-name="gr9" draw:text-style-name="P10" draw:layer="layout" svg:width="0.849cm" svg:height="0.717cm" svg:x="14.618cm" svg:y="2.205cm">
          <draw:text-box>
            <text:p text:style-name="P9"><text:span text:style-name="T5">8</text:span></text:p>
          </draw:text-box>
        </draw:frame>
        <draw:frame draw:style-name="gr9" draw:text-style-name="P10" draw:layer="layout" svg:width="0.849cm" svg:height="0.717cm" svg:x="15.519cm" svg:y="2.206cm">
          <draw:text-box>
            <text:p text:style-name="P9"><text:span text:style-name="T5">9</text:span></text:p>
          </draw:text-box>
        </draw:frame>
        <draw:frame draw:style-name="gr9" draw:text-style-name="P10" draw:layer="layout" svg:width="0.883cm" svg:height="0.717cm" svg:x="16.62cm" svg:y="2.207cm">
          <draw:text-box>
            <text:p text:style-name="P9"><text:span text:style-name="T5">10</text:span></text:p>
          </draw:text-box>
        </draw:frame>
        <draw:frame draw:style-name="gr9" draw:text-style-name="P10" draw:layer="layout" svg:width="0.849cm" svg:height="0.717cm" svg:x="17.721cm" svg:y="2.208cm">
          <draw:text-box>
            <text:p text:style-name="P9"><text:span text:style-name="T5">11</text:span></text:p>
          </draw:text-box>
        </draw:frame>
        <draw:frame draw:style-name="gr4" draw:text-style-name="P8" draw:layer="layout" svg:width="4.524cm" svg:height="0.717cm" draw:transform="rotate (1.5707963267949) translate (1.969cm 11.326cm)">
          <draw:text-box>
            <text:p><text:span text:style-name="T4">Most Relevant Signals</text:span></text:p>
          </draw:text-box>
        </draw:frame>
        <draw:frame draw:style-name="gr7" draw:text-style-name="P12" draw:layer="layout" svg:width="6.377cm" svg:height="0.729cm" draw:transform="rotate (1.5707963267949) translate (8.023cm 10.666cm)">
          <draw:text-box>
            <text:p text:style-name="P11"><text:span text:style-name="T6">Restricted use on current prototypes</text:span></text:p>
          </draw:text-box>
        </draw:frame>
        <draw:frame draw:style-name="gr7" draw:text-style-name="P12" draw:layer="layout" svg:width="6.377cm" svg:height="0.729cm" draw:transform="rotate (1.5707963267949) translate (9.924cm 10.667cm)">
          <draw:text-box>
            <text:p text:style-name="P11"><text:span text:style-name="T6">Restricted use on current prototypes</text:span></text:p>
          </draw:text-box>
        </draw:frame>
        <draw:custom-shape draw:style-name="gr5" draw:text-style-name="P3" draw:layer="measurelines" svg:width="0.468cm" svg:height="0.444cm" svg:x="9.096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0.468cm" svg:height="0.444cm" svg:x="15.696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0.468cm" svg:height="0.444cm" svg:x="16.596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9-24T21:50:30.916899808</meta:creation-date>
    <dc:date>2015-09-24T22:51:23</dc:date>
    <meta:editing-duration>PT30M29S</meta:editing-duration>
    <meta:editing-cycles>5</meta:editing-cycles>
    <meta:generator>LibreOffice/4.0.2.2$MacOSX_x86 LibreOffice_project/4c82dcdd6efcd48b1d8bba66bfe1989deee49c3</meta:generator>
    <meta:document-statistic meta:object-count="78"/>
  </office:meta>
</office:document-meta>
</file>